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ir" svg:font-family="Calibir"/>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libri" fo:font-size="16pt" fo:font-weight="bold" officeooo:rsid="000be460" officeooo:paragraph-rsid="000be460" style:font-size-asian="14pt" style:font-weight-asian="bold" style:font-size-complex="16pt" style:font-weight-complex="bold"/>
    </style:style>
    <style:style style:name="P2" style:family="paragraph" style:parent-style-name="Standard">
      <style:text-properties style:font-name="Calibri" fo:font-size="10pt" fo:font-weight="bold" officeooo:rsid="000be460" officeooo:paragraph-rsid="000be460" style:font-size-asian="8.75pt" style:font-weight-asian="bold" style:font-size-complex="10pt" style:font-weight-complex="bold"/>
    </style:style>
    <style:style style:name="P3" style:family="paragraph" style:parent-style-name="Standard">
      <style:text-properties style:font-name="Calibri" fo:font-size="10pt" fo:font-weight="bold" officeooo:rsid="000df3d1" officeooo:paragraph-rsid="000df3d1" style:font-size-asian="8.75pt" style:font-weight-asian="bold" style:font-size-complex="10pt" style:font-weight-complex="bold"/>
    </style:style>
    <style:style style:name="P4" style:family="paragraph" style:parent-style-name="Standard">
      <style:text-properties style:font-name="Calibri" fo:font-size="10pt" fo:font-weight="bold" officeooo:rsid="000e9358" officeooo:paragraph-rsid="000e9358" style:font-size-asian="8.75pt" style:font-weight-asian="bold" style:font-size-complex="10pt" style:font-weight-complex="bold"/>
    </style:style>
    <style:style style:name="P5" style:family="paragraph" style:parent-style-name="Standard">
      <style:text-properties style:font-name="Calibri" fo:font-size="10pt" fo:font-weight="bold" officeooo:rsid="0010e311" officeooo:paragraph-rsid="0010e311" style:font-size-asian="8.75pt" style:font-weight-asian="bold" style:font-size-complex="10pt" style:font-weight-complex="bold"/>
    </style:style>
    <style:style style:name="P6" style:family="paragraph" style:parent-style-name="Standard">
      <style:text-properties style:font-name="Calibri" fo:font-size="10pt" fo:font-weight="bold" officeooo:rsid="0011501c" officeooo:paragraph-rsid="0011501c" style:font-size-asian="8.75pt" style:font-weight-asian="bold" style:font-size-complex="10pt" style:font-weight-complex="bold"/>
    </style:style>
    <style:style style:name="P7" style:family="paragraph" style:parent-style-name="Standard">
      <style:text-properties style:font-name="Calibri" fo:font-size="10pt" fo:font-weight="normal" officeooo:rsid="000c3432" officeooo:paragraph-rsid="000c3432" style:font-size-asian="8.75pt" style:font-weight-asian="normal" style:font-size-complex="10pt" style:font-weight-complex="normal"/>
    </style:style>
    <style:style style:name="P8" style:family="paragraph" style:parent-style-name="Standard">
      <style:text-properties style:font-name="Calibri" fo:font-size="10pt" fo:font-weight="normal" officeooo:rsid="000df3d1" officeooo:paragraph-rsid="000df3d1" style:font-size-asian="8.75pt" style:font-weight-asian="normal" style:font-size-complex="10pt" style:font-weight-complex="normal"/>
    </style:style>
    <style:style style:name="P9" style:family="paragraph" style:parent-style-name="Standard">
      <style:text-properties style:font-name="Calibri" fo:font-size="10pt" fo:font-weight="normal" officeooo:rsid="000e9358" officeooo:paragraph-rsid="000e9358" style:font-size-asian="8.75pt" style:font-weight-asian="normal" style:font-size-complex="10pt" style:font-weight-complex="normal"/>
    </style:style>
    <style:style style:name="P10" style:family="paragraph" style:parent-style-name="Standard">
      <style:text-properties style:font-name="Calibri" fo:font-size="10pt" fo:font-weight="normal" officeooo:rsid="0010e311" officeooo:paragraph-rsid="0010e311" style:font-size-asian="8.75pt" style:font-weight-asian="normal" style:font-size-complex="10pt" style:font-weight-complex="normal"/>
    </style:style>
    <style:style style:name="P11" style:family="paragraph" style:parent-style-name="Standard">
      <style:text-properties style:font-name="Calibri" fo:font-size="10pt" fo:font-weight="normal" officeooo:rsid="0011501c" officeooo:paragraph-rsid="0011501c" style:font-size-asian="8.75pt" style:font-weight-asian="normal" style:font-size-complex="10pt" style:font-weight-complex="normal"/>
    </style:style>
    <style:style style:name="T1" style:family="text">
      <style:text-properties officeooo:rsid="000df3d1"/>
    </style:style>
    <style:style style:name="T2" style:family="text">
      <style:text-properties fo:font-weight="bold" style:font-weight-asian="bold" style:font-weight-complex="bold"/>
    </style:style>
    <style:style style:name="T3" style:family="text">
      <style:text-properties fo:font-weight="bold" officeooo:rsid="000df3d1"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ject Orientated Programming</text:p>
      <text:p text:style-name="P2"/>
      <text:p text:style-name="P7">- A programming paradigm in which classes are utilised. <text:span text:style-name="T1">Classes are templates which are used to create </text:span><text:span text:style-name="T3">objects. </text:span><text:span text:style-name="T1">An Object is an </text:span><text:span text:style-name="T3">instance </text:span><text:span text:style-name="T1">of a class. Many instances of the class can be present as the program runs.</text:span></text:p>
      <text:p text:style-name="P7">- <text:span text:style-name="T1">Each class has a set of attributes (variables) and a set of methods they can carry out (actions).</text:span></text:p>
      <text:p text:style-name="P7"/>
      <text:p text:style-name="P3">Class</text:p>
      <text:p text:style-name="P8">- A class is a software entity that has internal data attributes and a set of methods that can act upon those attributes.</text:p>
      <text:p text:style-name="P8">- <text:s/>Attributes can be variables and constants, attributes are normally <text:span text:style-name="T2">private </text:span>which means that only methods within the class can alter their value however it is possible to have <text:span text:style-name="T2">public </text:span>attributes.</text:p>
      <text:p text:style-name="P8">- One important type of <text:span text:style-name="T2">method</text:span> is a <text:span text:style-name="T2">constructor.</text:span> This is the method that creates an instance of that class. When an object is created, the constructor is called.</text:p>
      <text:p text:style-name="P8"/>
      <text:p text:style-name="P4">Encapsulation</text:p>
      <text:p text:style-name="P9">- Classes bundle together both their data and actions available to the class, this is called encapsulation and is one of the basic principles of OOP.</text:p>
      <text:p text:style-name="P9"/>
      <text:p text:style-name="P4">Validation</text:p>
      <text:p text:style-name="P9">- Placing validation inside setters makes code more robust as it reduces the chance of creating invalid attribute values as you can place restrictions on the values variables can take.</text:p>
      <text:p text:style-name="P9"/>
      <text:p text:style-name="P5">Interfaces</text:p>
      <text:p text:style-name="P10">- The interface of a class lists all of the methods within the class along with the information that has to be provided for the method to work (the parameters.)</text:p>
      <text:p text:style-name="P10">- The class is essentially a <text:span text:style-name="T2">black box. </text:span>The programmer only needs to know how to use it, not how it works internally.</text:p>
      <text:p text:style-name="P10">- Once the class and its methods are set up, they can be used over and over again. This allows programmers to share classes with each other and vast databases of many classes have already been built up for programmers to choose from.</text:p>
      <text:p text:style-name="P10"/>
      <text:p text:style-name="P10">- To improve the interface add comments so programmers know how to use your class.</text:p>
      <text:p text:style-name="P10"/>
      <text:p text:style-name="P6">Objects</text:p>
      <text:p text:style-name="P11">- An object is a particular instance of a class and resides in memory. There can be many objects created from a single class.</text:p>
      <text:p text:style-name="P11"/>
      <text:p text:style-name="P6">Inheritance</text:p>
      <text:p text:style-name="P11">- Inheritance is a tool within OOP where a new class is formed by inheriting all of the methods and attributes of another class in addition to defining its own methods and attributes. The newly created class is the <text:span text:style-name="T2">derived class </text:span>and the class it inherits from is the <text:span text:style-name="T2">superclass </text:span>of the derived class.</text:p>
      <text:p text:style-name="P11"/>
      <text:p text:style-name="P6">Polymorphism</text:p>
      <text:p text:style-name="P11">- Where a method within a superclass is invoked differently depending on the nature of the derived class.</text:p>
      <text:p text:style-name="P11">- Polymorphic arrays contain classes that are all derived classes of a common superclass and thus can be iterated through as if they were the super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ir" svg:font-family="Calibir"/>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17:28:02.315136080</meta:creation-date>
    <dc:date>2018-04-09T17:41:25.024272441</dc:date>
    <meta:editing-duration>PT13M20S</meta:editing-duration>
    <meta:editing-cycles>8</meta:editing-cycles>
    <meta:generator>LibreOffice/5.1.6.2$Linux_X86_64 LibreOffice_project/10m0$Build-2</meta:generator>
    <meta:document-statistic meta:table-count="0" meta:image-count="0" meta:object-count="0" meta:page-count="1" meta:paragraph-count="23" meta:word-count="439" meta:character-count="2493" meta:non-whitespace-character-count="2076"/>
  </office:meta>
</office:document-meta>
</file>